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5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>
            <text:p>#define</text:p>
          </table:table-cell>
          <table:table-cell office:value-type="string">
            <text:p>X_STEP_PIN</text:p>
          </table:table-cell>
          <table:table-cell office:value-type="float" office:value="54">
            <text:p>54</text:p>
          </table:table-cell>
          <table:table-cell table:number-columns-repeated="7"/>
        </table:table-row>
        <table:table-row table:style-name="ro1">
          <table:table-cell office:value-type="string">
            <text:p>#define</text:p>
          </table:table-cell>
          <table:table-cell office:value-type="string">
            <text:p>X_DIR_PIN</text:p>
          </table:table-cell>
          <table:table-cell office:value-type="float" office:value="55">
            <text:p>55</text:p>
          </table:table-cell>
          <table:table-cell table:number-columns-repeated="7"/>
        </table:table-row>
        <table:table-row table:style-name="ro1">
          <table:table-cell office:value-type="string">
            <text:p>#define</text:p>
          </table:table-cell>
          <table:table-cell office:value-type="string">
            <text:p>X_ENABLE_PIN</text:p>
          </table:table-cell>
          <table:table-cell office:value-type="float" office:value="38">
            <text:p>38</text:p>
          </table:table-cell>
          <table:table-cell table:number-columns-repeated="7"/>
        </table:table-row>
        <table:table-row table:style-name="ro1">
          <table:table-cell office:value-type="string">
            <text:p>#define</text:p>
          </table:table-cell>
          <table:table-cell office:value-type="string">
            <text:p>X_MIN_PIN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string">
            <text:p>#define</text:p>
          </table:table-cell>
          <table:table-cell office:value-type="string">
            <text:p>X_MAX_PIN</text:p>
          </table:table-cell>
          <table:table-cell office:value-type="float" office:value="-1">
            <text:p>-1</text:p>
          </table:table-cell>
          <table:table-cell office:value-type="string">
            <text:p>//2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#define</text:p>
          </table:table-cell>
          <table:table-cell office:value-type="string">
            <text:p>Y_STEP_PIN</text:p>
          </table:table-cell>
          <table:table-cell office:value-type="float" office:value="60">
            <text:p>60</text:p>
          </table:table-cell>
          <table:table-cell table:number-columns-repeated="7"/>
        </table:table-row>
        <table:table-row table:style-name="ro1">
          <table:table-cell office:value-type="string">
            <text:p>#define</text:p>
          </table:table-cell>
          <table:table-cell office:value-type="string">
            <text:p>Y_DIR_PIN</text:p>
          </table:table-cell>
          <table:table-cell office:value-type="float" office:value="61">
            <text:p>61</text:p>
          </table:table-cell>
          <table:table-cell table:number-columns-repeated="7"/>
        </table:table-row>
        <table:table-row table:style-name="ro1">
          <table:table-cell office:value-type="string">
            <text:p>#define</text:p>
          </table:table-cell>
          <table:table-cell office:value-type="string">
            <text:p>Y_ENABLE_PIN</text:p>
          </table:table-cell>
          <table:table-cell office:value-type="float" office:value="56">
            <text:p>56</text:p>
          </table:table-cell>
          <table:table-cell table:number-columns-repeated="7"/>
        </table:table-row>
        <table:table-row table:style-name="ro1">
          <table:table-cell office:value-type="string">
            <text:p>#define</text:p>
          </table:table-cell>
          <table:table-cell office:value-type="string">
            <text:p>Y_MIN_PIN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1">
          <table:table-cell office:value-type="string">
            <text:p>#define</text:p>
          </table:table-cell>
          <table:table-cell office:value-type="string">
            <text:p>Y_MAX_PIN</text:p>
          </table:table-cell>
          <table:table-cell office:value-type="float" office:value="-1">
            <text:p>-1</text:p>
          </table:table-cell>
          <table:table-cell office:value-type="string">
            <text:p>//15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#define</text:p>
          </table:table-cell>
          <table:table-cell office:value-type="string">
            <text:p>Z_STEP_PIN</text:p>
          </table:table-cell>
          <table:table-cell office:value-type="float" office:value="46">
            <text:p>46</text:p>
          </table:table-cell>
          <table:table-cell table:number-columns-repeated="7"/>
        </table:table-row>
        <table:table-row table:style-name="ro1">
          <table:table-cell office:value-type="string">
            <text:p>#define</text:p>
          </table:table-cell>
          <table:table-cell office:value-type="string">
            <text:p>Z_DIR_PIN</text:p>
          </table:table-cell>
          <table:table-cell office:value-type="float" office:value="48">
            <text:p>48</text:p>
          </table:table-cell>
          <table:table-cell table:number-columns-repeated="7"/>
        </table:table-row>
        <table:table-row table:style-name="ro1">
          <table:table-cell office:value-type="string">
            <text:p>#define</text:p>
          </table:table-cell>
          <table:table-cell office:value-type="string">
            <text:p>Z_ENABLE_PIN</text:p>
          </table:table-cell>
          <table:table-cell office:value-type="float" office:value="62">
            <text:p>62</text:p>
          </table:table-cell>
          <table:table-cell table:number-columns-repeated="7"/>
        </table:table-row>
        <table:table-row table:style-name="ro1">
          <table:table-cell office:value-type="string">
            <text:p>#define</text:p>
          </table:table-cell>
          <table:table-cell office:value-type="string">
            <text:p>Z_MIN_PIN</text:p>
          </table:table-cell>
          <table:table-cell office:value-type="float" office:value="18">
            <text:p>18</text:p>
          </table:table-cell>
          <table:table-cell table:number-columns-repeated="7"/>
        </table:table-row>
        <table:table-row table:style-name="ro1">
          <table:table-cell office:value-type="string">
            <text:p>#define</text:p>
          </table:table-cell>
          <table:table-cell office:value-type="string">
            <text:p>Z_MAX_PIN</text:p>
          </table:table-cell>
          <table:table-cell office:value-type="float" office:value="-1">
            <text:p>-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#define</text:p>
          </table:table-cell>
          <table:table-cell office:value-type="string">
            <text:p>Z2_STEP_PIN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1">
          <table:table-cell office:value-type="string">
            <text:p>#define</text:p>
          </table:table-cell>
          <table:table-cell office:value-type="string">
            <text:p>Z2_DIR_PIN</text:p>
          </table:table-cell>
          <table:table-cell office:value-type="float" office:value="34">
            <text:p>34</text:p>
          </table:table-cell>
          <table:table-cell table:number-columns-repeated="7"/>
        </table:table-row>
        <table:table-row table:style-name="ro1">
          <table:table-cell office:value-type="string">
            <text:p>#define</text:p>
          </table:table-cell>
          <table:table-cell office:value-type="string">
            <text:p>Z2_ENABLE_PIN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#define</text:p>
          </table:table-cell>
          <table:table-cell office:value-type="string">
            <text:p>E0_STEP_PIN</text:p>
          </table:table-cell>
          <table:table-cell office:value-type="float" office:value="26">
            <text:p>26</text:p>
          </table:table-cell>
          <table:table-cell table:number-columns-repeated="7"/>
        </table:table-row>
        <table:table-row table:style-name="ro1">
          <table:table-cell office:value-type="string">
            <text:p>#define</text:p>
          </table:table-cell>
          <table:table-cell office:value-type="string">
            <text:p>E0_DIR_PIN</text:p>
          </table:table-cell>
          <table:table-cell office:value-type="float" office:value="28">
            <text:p>28</text:p>
          </table:table-cell>
          <table:table-cell table:number-columns-repeated="7"/>
        </table:table-row>
        <table:table-row table:style-name="ro1">
          <table:table-cell office:value-type="string">
            <text:p>#define</text:p>
          </table:table-cell>
          <table:table-cell office:value-type="string">
            <text:p>E0_ENABLE_PIN</text:p>
          </table:table-cell>
          <table:table-cell office:value-type="float" office:value="24">
            <text:p>24</text:p>
          </table:table-cell>
          <table:table-cell table:number-columns-repeated="7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>
            <text:p>#define</text:p>
          </table:table-cell>
          <table:table-cell office:value-type="string">
            <text:p>SDPOWER</text:p>
          </table:table-cell>
          <table:table-cell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string">
            <text:p>#define</text:p>
          </table:table-cell>
          <table:table-cell office:value-type="string">
            <text:p>SDSS</text:p>
          </table:table-cell>
          <table:table-cell office:value-type="float" office:value="53">
            <text:p>53</text:p>
          </table:table-cell>
          <table:table-cell table:number-columns-repeated="7"/>
        </table:table-row>
        <table:table-row table:style-name="ro1">
          <table:table-cell office:value-type="string">
            <text:p>#define</text:p>
          </table:table-cell>
          <table:table-cell office:value-type="string">
            <text:p>LED_PIN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#define</text:p>
          </table:table-cell>
          <table:table-cell office:value-type="string">
            <text:p>FAN_PIN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#define</text:p>
          </table:table-cell>
          <table:table-cell office:value-type="string">
            <text:p>PS_ON_PIN</text:p>
          </table:table-cell>
          <table:table-cell office:value-type="float" office:value="-1">
            <text:p>-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#define</text:p>
          </table:table-cell>
          <table:table-cell office:value-type="string">
            <text:p>HEATER_0_PIN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#define</text:p>
          </table:table-cell>
          <table:table-cell office:value-type="string">
            <text:p>TEMP_0_PIN</text:p>
          </table:table-cell>
          <table:table-cell office:value-type="float" office:value="13">
            <text:p>13</text:p>
          </table:table-cell>
          <table:table-cell office:value-type="string">
            <text:p>//</text:p>
          </table:table-cell>
          <table:table-cell office:value-type="string">
            <text:p>ANALOG</text:p>
          </table:table-cell>
          <table:table-cell office:value-type="string">
            <text:p>NUMBERING</text:p>
          </table:table-cell>
          <table:table-cell table:number-columns-repeated="4"/>
        </table:table-row>
        <table:table-row table:style-name="ro1">
          <table:table-cell office:value-type="string">
            <text:p>#define</text:p>
          </table:table-cell>
          <table:table-cell office:value-type="string">
            <text:p>TEMP_1_PIN</text:p>
          </table:table-cell>
          <table:table-cell office:value-type="float" office:value="15">
            <text:p>15</text:p>
          </table:table-cell>
          <table:table-cell office:value-type="string">
            <text:p>//</text:p>
          </table:table-cell>
          <table:table-cell office:value-type="string">
            <text:p>ANALOG</text:p>
          </table:table-cell>
          <table:table-cell office:value-type="string">
            <text:p>NUMBERING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#define</text:p>
          </table:table-cell>
          <table:table-cell office:value-type="string">
            <text:p>HEATER_BED_PIN</text:p>
          </table:table-cell>
          <table:table-cell office:value-type="float" office:value="9">
            <text:p>9</text:p>
          </table:table-cell>
          <table:table-cell office:value-type="string">
            <text:p>//</text:p>
          </table:table-cell>
          <table:table-cell office:value-type="string">
            <text:p>BED</text:p>
          </table:table-cell>
          <table:table-cell table:number-columns-repeated="5"/>
        </table:table-row>
        <table:table-row table:style-name="ro1">
          <table:table-cell office:value-type="string">
            <text:p>#define</text:p>
          </table:table-cell>
          <table:table-cell office:value-type="string">
            <text:p>TEMP_BED_PIN</text:p>
          </table:table-cell>
          <table:table-cell office:value-type="float" office:value="14">
            <text:p>14</text:p>
          </table:table-cell>
          <table:table-cell office:value-type="string">
            <text:p>//</text:p>
          </table:table-cell>
          <table:table-cell office:value-type="string">
            <text:p>ANALOG</text:p>
          </table:table-cell>
          <table:table-cell office:value-type="string">
            <text:p>NUMBERING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#define</text:p>
          </table:table-cell>
          <table:table-cell office:value-type="string">
            <text:p>BEEPER</text:p>
          </table:table-cell>
          <table:table-cell office:value-type="float" office:value="33">
            <text:p>33</text:p>
          </table:table-cell>
          <table:table-cell office:value-type="string">
            <text:p>//</text:p>
          </table:table-cell>
          <table:table-cell office:value-type="string">
            <text:p>Beeper</text:p>
          </table:table-cell>
          <table:table-cell office:value-type="string">
            <text:p>on</text:p>
          </table:table-cell>
          <table:table-cell office:value-type="string">
            <text:p>AUX-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#define</text:p>
          </table:table-cell>
          <table:table-cell office:value-type="string">
            <text:p>LCD_PINS_RS</text:p>
          </table:table-cell>
          <table:table-cell office:value-type="float" office:value="16">
            <text:p>16</text:p>
          </table:table-cell>
          <table:table-cell table:number-columns-repeated="7"/>
        </table:table-row>
        <table:table-row table:style-name="ro1">
          <table:table-cell office:value-type="string">
            <text:p>#define</text:p>
          </table:table-cell>
          <table:table-cell office:value-type="string">
            <text:p>LCD_PINS_ENABLE</text:p>
          </table:table-cell>
          <table:table-cell office:value-type="float" office:value="17">
            <text:p>17</text:p>
          </table:table-cell>
          <table:table-cell table:number-columns-repeated="7"/>
        </table:table-row>
        <table:table-row table:style-name="ro1">
          <table:table-cell office:value-type="string">
            <text:p>#define</text:p>
          </table:table-cell>
          <table:table-cell office:value-type="string">
            <text:p>LCD_PINS_D4</text:p>
          </table:table-cell>
          <table:table-cell office:value-type="float" office:value="23">
            <text:p>23</text:p>
          </table:table-cell>
          <table:table-cell table:number-columns-repeated="7"/>
        </table:table-row>
        <table:table-row table:style-name="ro1">
          <table:table-cell office:value-type="string">
            <text:p>#define</text:p>
          </table:table-cell>
          <table:table-cell office:value-type="string">
            <text:p>LCD_PINS_D5</text:p>
          </table:table-cell>
          <table:table-cell office:value-type="float" office:value="25">
            <text:p>25</text:p>
          </table:table-cell>
          <table:table-cell table:number-columns-repeated="7"/>
        </table:table-row>
        <table:table-row table:style-name="ro1">
          <table:table-cell office:value-type="string">
            <text:p>#define</text:p>
          </table:table-cell>
          <table:table-cell office:value-type="string">
            <text:p>LCD_PINS_D6</text:p>
          </table:table-cell>
          <table:table-cell office:value-type="float" office:value="27">
            <text:p>27</text:p>
          </table:table-cell>
          <table:table-cell table:number-columns-repeated="7"/>
        </table:table-row>
        <table:table-row table:style-name="ro1">
          <table:table-cell office:value-type="string">
            <text:p>#define</text:p>
          </table:table-cell>
          <table:table-cell office:value-type="string">
            <text:p>LCD_PINS_D7</text:p>
          </table:table-cell>
          <table:table-cell office:value-type="float" office:value="29">
            <text:p>29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//buttons</text:p>
          </table:table-cell>
          <table:table-cell office:value-type="string">
            <text:p>are</text:p>
          </table:table-cell>
          <table:table-cell office:value-type="string">
            <text:p>directly</text:p>
          </table:table-cell>
          <table:table-cell office:value-type="string">
            <text:p>attached</text:p>
          </table:table-cell>
          <table:table-cell office:value-type="string">
            <text:p>using</text:p>
          </table:table-cell>
          <table:table-cell office:value-type="string">
            <text:p>AUX-2</text:p>
          </table:table-cell>
          <table:table-cell table:number-columns-repeated="4"/>
        </table:table-row>
        <table:table-row table:style-name="ro1">
          <table:table-cell office:value-type="string">
            <text:p>#define</text:p>
          </table:table-cell>
          <table:table-cell office:value-type="string">
            <text:p>BTN_EN1</text:p>
          </table:table-cell>
          <table:table-cell office:value-type="float" office:value="37">
            <text:p>37</text:p>
          </table:table-cell>
          <table:table-cell table:number-columns-repeated="7"/>
        </table:table-row>
        <table:table-row table:style-name="ro1">
          <table:table-cell office:value-type="string">
            <text:p>#define</text:p>
          </table:table-cell>
          <table:table-cell office:value-type="string">
            <text:p>BTN_EN2</text:p>
          </table:table-cell>
          <table:table-cell office:value-type="float" office:value="35">
            <text:p>35</text:p>
          </table:table-cell>
          <table:table-cell table:number-columns-repeated="7"/>
        </table:table-row>
        <table:table-row table:style-name="ro1">
          <table:table-cell office:value-type="string">
            <text:p>#define</text:p>
          </table:table-cell>
          <table:table-cell office:value-type="string">
            <text:p>BTN_ENC</text:p>
          </table:table-cell>
          <table:table-cell office:value-type="float" office:value="31">
            <text:p>31</text:p>
          </table:table-cell>
          <table:table-cell office:value-type="string">
            <text:p>//the</text:p>
          </table:table-cell>
          <table:table-cell office:value-type="string">
            <text:p>click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#define</text:p>
          </table:table-cell>
          <table:table-cell office:value-type="string">
            <text:p>BLEN_C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string">
            <text:p>#define</text:p>
          </table:table-cell>
          <table:table-cell office:value-type="string">
            <text:p>BLEN_B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#define</text:p>
          </table:table-cell>
          <table:table-cell office:value-type="string">
            <text:p>BLEN_A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#define</text:p>
          </table:table-cell>
          <table:table-cell office:value-type="string">
            <text:p>SDCARDDETECT</text:p>
          </table:table-cell>
          <table:table-cell office:value-type="float" office:value="-1">
            <text:p>-1</text:p>
          </table:table-cell>
          <table:table-cell office:value-type="string">
            <text:p>//</text:p>
          </table:table-cell>
          <table:table-cell office:value-type="string">
            <text:p>Ramps</text:p>
          </table:table-cell>
          <table:table-cell office:value-type="string">
            <text:p>does</text:p>
          </table:table-cell>
          <table:table-cell office:value-type="string">
            <text:p>not</text:p>
          </table:table-cell>
          <table:table-cell office:value-type="string">
            <text:p>use</text:p>
          </table:table-cell>
          <table:table-cell office:value-type="string">
            <text:p>this</text:p>
          </table:table-cell>
          <table:table-cell office:value-type="string">
            <text:p>port</text:p>
          </table:table-cell>
        </table:table-row>
        <table:table-row table:style-name="ro1" table:number-rows-repeated="13">
          <table:table-cell table:number-columns-repeated="10"/>
        </table:table-row>
        <table:table-row table:style-name="ro1">
          <table:table-cell office:value-type="string">
            <text:p>LCD panel</text:p>
          </table:table-cell>
          <table:table-cell table:number-columns-repeated="9"/>
        </table:table-row>
        <table:table-row table:style-name="ro2">
          <table:table-cell table:style-name="ce1" office:value-type="string">
            <text:p>RAMPS pin</text:p>
          </table:table-cell>
          <table:table-cell table:style-name="ce1" office:value-type="string">
            <text:p>LCD PIN</text:p>
          </table:table-cell>
          <table:table-cell table:style-name="ce1" office:value-type="string">
            <text:p>Purpose</text:p>
          </table:table-cell>
          <table:table-cell table:number-columns-repeated="7"/>
        </table:table-row>
        <table:table-row table:style-name="ro2">
          <table:table-cell table:style-name="ce2" office:value-type="string">
            <text:p>GND</text:p>
          </table:table-cell>
          <table:table-cell table:style-name="ce2" office:value-type="float" office:value="1">
            <text:p>1</text:p>
          </table:table-cell>
          <table:table-cell table:style-name="ce3"/>
          <table:table-cell table:number-columns-repeated="7"/>
        </table:table-row>
        <table:table-row table:style-name="ro2">
          <table:table-cell table:style-name="ce2" office:value-type="string">
            <text:p>5V</text:p>
          </table:table-cell>
          <table:table-cell table:style-name="ce2" office:value-type="float" office:value="2">
            <text:p>2</text:p>
          </table:table-cell>
          <table:table-cell table:style-name="ce3"/>
          <table:table-cell table:number-columns-repeated="7"/>
        </table:table-row>
        <table:table-row table:style-name="ro2">
          <table:table-cell table:style-name="ce3"/>
          <table:table-cell table:style-name="ce2" office:value-type="string">
            <text:p>3 (10K trimpot)</text:p>
          </table:table-cell>
          <table:table-cell table:style-name="ce2" office:value-type="string">
            <text:p>Contrast</text:p>
          </table:table-cell>
          <table:table-cell table:number-columns-repeated="7"/>
        </table:table-row>
        <table:table-row table:style-name="ro2">
          <table:table-cell table:style-name="ce2" office:value-type="string">
            <text:p>D16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RS</text:p>
          </table:table-cell>
          <table:table-cell table:number-columns-repeated="7"/>
        </table:table-row>
        <table:table-row table:style-name="ro2">
          <table:table-cell table:style-name="ce2" office:value-type="string">
            <text:p>GND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R/W</text:p>
          </table:table-cell>
          <table:table-cell table:number-columns-repeated="7"/>
        </table:table-row>
        <table:table-row table:style-name="ro2">
          <table:table-cell table:style-name="ce2" office:value-type="string">
            <text:p>D17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Enable</text:p>
          </table:table-cell>
          <table:table-cell table:number-columns-repeated="7"/>
        </table:table-row>
        <table:table-row table:style-name="ro2">
          <table:table-cell table:style-name="ce3"/>
          <table:table-cell table:style-name="ce2" office:value-type="float" office:value="7">
            <text:p>7</text:p>
          </table:table-cell>
          <table:table-cell table:style-name="ce2" office:value-type="string">
            <text:p>Data 1</text:p>
          </table:table-cell>
          <table:table-cell table:number-columns-repeated="7"/>
        </table:table-row>
        <table:table-row table:style-name="ro2">
          <table:table-cell table:style-name="ce3"/>
          <table:table-cell table:style-name="ce2" office:value-type="float" office:value="8">
            <text:p>8</text:p>
          </table:table-cell>
          <table:table-cell table:style-name="ce2" office:value-type="string">
            <text:p>Data 2</text:p>
          </table:table-cell>
          <table:table-cell table:number-columns-repeated="7"/>
        </table:table-row>
        <table:table-row table:style-name="ro2">
          <table:table-cell table:style-name="ce3"/>
          <table:table-cell table:style-name="ce2" office:value-type="float" office:value="9">
            <text:p>9</text:p>
          </table:table-cell>
          <table:table-cell table:style-name="ce2" office:value-type="string">
            <text:p>Data 3</text:p>
          </table:table-cell>
          <table:table-cell table:number-columns-repeated="7"/>
        </table:table-row>
        <table:table-row table:style-name="ro2">
          <table:table-cell table:style-name="ce3"/>
          <table:table-cell table:style-name="ce2" office:value-type="float" office:value="10">
            <text:p>10</text:p>
          </table:table-cell>
          <table:table-cell table:style-name="ce2" office:value-type="string">
            <text:p>Data 4</text:p>
          </table:table-cell>
          <table:table-cell table:number-columns-repeated="7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Data 5</text:p>
          </table:table-cell>
          <table:table-cell table:number-columns-repeated="7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Data 6</text:p>
          </table:table-cell>
          <table:table-cell table:number-columns-repeated="7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Data 7</text:p>
          </table:table-cell>
          <table:table-cell table:number-columns-repeated="7"/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2" office:value-type="float" office:value="14">
            <text:p>14</text:p>
          </table:table-cell>
          <table:table-cell table:style-name="ce2" office:value-type="string">
            <text:p>Data 8</text:p>
          </table:table-cell>
          <table:table-cell table:number-columns-repeated="7"/>
        </table:table-row>
        <table:table-row table:style-name="ro2">
          <table:table-cell table:style-name="ce3"/>
          <table:table-cell table:style-name="ce2" office:value-type="float" office:value="15">
            <text:p>15</text:p>
          </table:table-cell>
          <table:table-cell table:style-name="ce2" office:value-type="string">
            <text:p>Backlight +</text:p>
          </table:table-cell>
          <table:table-cell table:number-columns-repeated="7"/>
        </table:table-row>
        <table:table-row table:style-name="ro2">
          <table:table-cell table:style-name="ce3"/>
          <table:table-cell table:style-name="ce2" office:value-type="float" office:value="16">
            <text:p>16</text:p>
          </table:table-cell>
          <table:table-cell table:style-name="ce2" office:value-type="string">
            <text:p>Backlight -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order="0.002cm solid #000000" fo:padding="0cm" style:shadow="none" fo:background-color="transparent" style:scale-to-X="1" style:scale-to-Y="3" style:table-centering="both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3">23/10/2012</text:date>, <text:time>09.29.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6M14S</meta:editing-duration>
    <meta:editing-cycles>3</meta:editing-cycles>
    <meta:generator>OpenOffice.org/3.4$Win32 OpenOffice.org_project/340m1$Build-9590</meta:generator>
    <dc:date>2012-10-23T09:29:34.17</dc:date>
    <meta:print-date>2012-10-23T09:29:27.62</meta:print-date>
    <meta:document-statistic meta:table-count="3" meta:cell-count="210" meta:object-count="0"/>
    <meta:user-defined meta:name="Info 1"/>
    <meta:user-defined meta:name="Info 2"/>
    <meta:user-defined meta:name="Info 3"/>
    <meta:user-defined meta:name="Info 4"/>
  </office:meta>
</office:document-meta>
</file>